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traces<text:line-break/>omniprésentes traces<text:line-break/>de l'éphémère<text:line-break/>rien ne saurait durer sauf<text:line-break/>l’annihilation<text:line-break/>forme esthétique<text:line-break/>polie par le sens<text:line-break/>de l'absence d'essence<text:line-break/>forme de métal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8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<text:tab/><text:tab/><text:date style:data-style-name="N108" text:date-value="2012-03-26T20:23:42" text:fixed="true">lundi 26 mars 2012</text:date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6T20:23:42</meta:creation-date>
    <dc:title>blogiGor 053 : Impermanence</dc:title>
    <meta:editing-duration>PT3M24S</meta:editing-duration>
    <meta:editing-cycles>2</meta:editing-cycles>
    <meta:generator>LibreOffice/3.5$Linux_x86 LibreOffice_project/350m1$Build-102</meta:generator>
    <meta:initial-creator>Igor Milhit</meta:initial-creator>
    <meta:keyword>blogiGor impermanence bouddha sculpture brisure</meta:keyword>
    <dc:subject>Une scultpure de bouddha brisée.</dc:subject>
    <dc:date>2012-03-26T20:30:16</dc:date>
    <dc:creator>Igor Milhit</dc:creator>
    <meta:document-statistic meta:table-count="0" meta:image-count="0" meta:object-count="0" meta:page-count="1" meta:paragraph-count="3" meta:word-count="29" meta:character-count="189" meta:non-whitespace-character-count="159"/>
    <meta:user-defined meta:name="Info 1"/>
    <meta:user-defined meta:name="Info 2"/>
    <meta:user-defined meta:name="Info 3"/>
    <meta:user-defined meta:name="Info 4"/>
  </office:meta>
</office:document-meta>
</file>